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 style:data-style-name="N4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7" style:family="table-cell" style:parent-style-name="Default" style:data-style-name="N3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.664498" calcext:value-type="float">
            <text:p>121.664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471152" calcext:value-type="float">
            <text:p>62.471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.580493" calcext:value-type="float">
            <text:p>42.580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5764" calcext:value-type="float">
            <text:p>32.5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</text:p>
          </table:table-cell>
          <table:table-cell office:value-type="float" office:value="58043.9" calcext:value-type="float">
            <text:p>58043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249728" calcext:value-type="float">
            <text:p>26.249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70504" calcext:value-type="float">
            <text:p>22.270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18105" calcext:value-type="float">
            <text:p>19.418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636347" calcext:value-type="float">
            <text:p>17.636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957231" calcext:value-type="float">
            <text:p>15.957231</text:p>
          </table:table-cell>
        </table:table-row>
        <table:table-row table:style-name="ro1">
          <table:table-cell/>
          <table:table-cell table:style-name="ce18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.607838" calcext:value-type="float">
            <text:p>14.607838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442421" calcext:value-type="float">
            <text:p>13.4424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530874" calcext:value-type="float">
            <text:p>12.53087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8]*[.C28]*8)/1000000" office:value-type="float" office:value="160" calcext:value-type="float">
            <text:p>16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8]*[.E28]" office:value-type="float" office:value="800000" calcext:value-type="float">
            <text:p>800,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989188" calcext:value-type="float">
            <text:p>11.98918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171952" calcext:value-type="float">
            <text:p>11.171952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.272031" calcext:value-type="float">
            <text:p>10.272031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678643" calcext:value-type="float">
            <text:p>9.678643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style-name="ce16"/>
          <table:table-cell table:style-name="ce16" table:formula="of:=[.F28]/[.B33]" office:value-type="float" office:value="65.2778797744649" calcext:value-type="float">
            <text:p>65.28</text:p>
          </table:table-cell>
          <table:table-cell table:style-name="ce18"/>
          <table:table-cell office:value-type="float" office:value="121.664498" calcext:value-type="float">
            <text:p>121.66449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/>
          <table:table-cell table:formula="of:=[.F28]/[.B34]" office:value-type="float" office:value="33.624465160851" calcext:value-type="float">
            <text:p>33.62</text:p>
          </table:table-cell>
          <table:table-cell table:style-name="ce18"/>
          <table:table-cell office:value-type="float" office:value="62.471152" calcext:value-type="float">
            <text:p>62.47115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/>
          <table:table-cell table:formula="of:=[.F28]/[.B35]" office:value-type="float" office:value="23.0964217868547" calcext:value-type="float">
            <text:p>23.10</text:p>
          </table:table-cell>
          <table:table-cell table:style-name="ce18"/>
          <table:table-cell office:value-type="float" office:value="42.580493" calcext:value-type="float">
            <text:p>42.58049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/>
          <table:table-cell table:formula="of:=[.F28]/[.B36]" office:value-type="float" office:value="17.6980578593757" calcext:value-type="float">
            <text:p>17.70</text:p>
          </table:table-cell>
          <table:table-cell table:style-name="ce18"/>
          <table:table-cell office:value-type="float" office:value="32.5764" calcext:value-type="float">
            <text:p>32.576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/>
          <table:table-cell table:formula="of:=[.F28]/[.B37]" office:value-type="float" office:value="15.3580931391558" calcext:value-type="float">
            <text:p>15.36</text:p>
          </table:table-cell>
          <table:table-cell table:style-name="ce18"/>
          <table:table-cell office:value-type="float" office:value="26.249728" calcext:value-type="float">
            <text:p>26.2497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/>
          <table:table-cell table:formula="of:=[.F28]/[.B38]" office:value-type="float" office:value="14.4475787663935" calcext:value-type="float">
            <text:p>14.45</text:p>
          </table:table-cell>
          <table:table-cell table:style-name="ce18"/>
          <table:table-cell office:value-type="float" office:value="22.270504" calcext:value-type="float">
            <text:p>22.27050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</text:p>
          </table:table-cell>
          <table:table-cell office:value-type="float" office:value="74299" calcext:value-type="float">
            <text:p>742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/>
          <table:table-cell table:formula="of:=[.F28]/[.B39]" office:value-type="float" office:value="14.1525288800042" calcext:value-type="float">
            <text:p>14.15</text:p>
          </table:table-cell>
          <table:table-cell table:style-name="ce18"/>
          <table:table-cell office:value-type="float" office:value="19.418105" calcext:value-type="float">
            <text:p>19.41810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/>
          <table:table-cell table:formula="of:=[.F28]/[.B40]" office:value-type="float" office:value="13.3570420830307" calcext:value-type="float">
            <text:p>13.36</text:p>
          </table:table-cell>
          <table:table-cell table:style-name="ce18"/>
          <table:table-cell office:value-type="float" office:value="17.636347" calcext:value-type="float">
            <text:p>17.63634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/>
          <table:table-cell table:formula="of:=[.F28]/[.B41]" office:value-type="float" office:value="12.8539867443262" calcext:value-type="float">
            <text:p>12.85</text:p>
          </table:table-cell>
          <table:table-cell table:style-name="ce18"/>
          <table:table-cell office:value-type="float" office:value="15.957231" calcext:value-type="float">
            <text:p>15.9572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/>
          <table:table-cell table:formula="of:=[.F28]/[.B42]" office:value-type="float" office:value="12.5445134218453" calcext:value-type="float">
            <text:p>12.54</text:p>
          </table:table-cell>
          <table:table-cell table:style-name="ce18"/>
          <table:table-cell office:value-type="float" office:value="14.607838" calcext:value-type="float">
            <text:p>14.60783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/>
          <table:table-cell table:formula="of:=[.F28]/[.B43]" office:value-type="float" office:value="12.3519884385388" calcext:value-type="float">
            <text:p>12.35</text:p>
          </table:table-cell>
          <table:table-cell table:style-name="ce18"/>
          <table:table-cell office:value-type="float" office:value="13.442421" calcext:value-type="float">
            <text:p>13.44242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/>
          <table:table-cell table:formula="of:=[.F28]/[.B44]" office:value-type="float" office:value="12.2330144594231" calcext:value-type="float">
            <text:p>12.23</text:p>
          </table:table-cell>
          <table:table-cell table:style-name="ce18"/>
          <table:table-cell office:value-type="float" office:value="12.530874" calcext:value-type="float">
            <text:p>12.53087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/>
          <table:table-cell table:formula="of:=[.F28]/[.B45]" office:value-type="float" office:value="12.1040280692411" calcext:value-type="float">
            <text:p>12.10</text:p>
          </table:table-cell>
          <table:table-cell table:style-name="ce18"/>
          <table:table-cell office:value-type="float" office:value="11.989188" calcext:value-type="float">
            <text:p>11.98918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/>
          <table:table-cell table:formula="of:=[.F28]/[.B46]" office:value-type="float" office:value="12.0694597408084" calcext:value-type="float">
            <text:p>12.07</text:p>
          </table:table-cell>
          <table:table-cell table:style-name="ce18"/>
          <table:table-cell office:value-type="float" office:value="11.171952" calcext:value-type="float">
            <text:p>11.17195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/>
          <table:table-cell table:formula="of:=[.F28]/[.B47]" office:value-type="float" office:value="12.0569449510036" calcext:value-type="float">
            <text:p>12.06</text:p>
          </table:table-cell>
          <table:table-cell table:style-name="ce18"/>
          <table:table-cell office:value-type="float" office:value="10.272031" calcext:value-type="float">
            <text:p>10.27203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style-name="Default"/>
          <table:table-cell table:style-name="ce16" table:formula="of:=[.F28]/[.B48]" office:value-type="float" office:value="12.0605257484687" calcext:value-type="float">
            <text:p>12.06</text:p>
          </table:table-cell>
          <table:table-cell/>
          <table:table-cell office:value-type="float" office:value="9.678643" calcext:value-type="float">
            <text:p>9.678643</text:p>
          </table:table-cell>
          <table:table-cell table:number-columns-repeated="13"/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13"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06:55.814339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3-26T19:28:21.209075474</dc:date>
    <meta:editing-duration>PT22H37M15S</meta:editing-duration>
    <meta:editing-cycles>20</meta:editing-cycles>
    <meta:generator>LibreOffice/7.0.5.2$Linux_X86_64 LibreOffice_project/00$Build-2</meta:generator>
    <meta:document-statistic meta:table-count="4" meta:cell-count="1299" meta:object-count="0"/>
  </office:meta>
</office:document-meta>
</file>